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001bf4"/>
    </style:style>
    <style:style style:name="P2" style:family="paragraph" style:parent-style-name="Standard">
      <style:text-properties officeooo:rsid="00001bf4" officeooo:paragraph-rsid="00001bf4"/>
    </style:style>
    <style:style style:name="P3" style:family="paragraph" style:parent-style-name="Standard">
      <style:text-properties officeooo:rsid="0001e895" officeooo:paragraph-rsid="0001e895"/>
    </style:style>
    <style:style style:name="P4" style:family="paragraph" style:parent-style-name="Standard">
      <style:text-properties officeooo:rsid="0002e8b0" officeooo:paragraph-rsid="0002e8b0"/>
    </style:style>
    <style:style style:name="P5" style:family="paragraph" style:parent-style-name="Standard">
      <style:text-properties fo:font-weight="bold" officeooo:rsid="0002e8b0" officeooo:paragraph-rsid="0002e8b0" style:font-weight-asian="bold" style:font-weight-complex="bold"/>
    </style:style>
    <style:style style:name="P6" style:family="paragraph" style:parent-style-name="Standard">
      <style:text-properties fo:font-weight="normal" officeooo:rsid="0002e8b0" officeooo:paragraph-rsid="0002e8b0" style:font-weight-asian="normal" style:font-weight-complex="normal"/>
    </style:style>
    <style:style style:name="P7" style:family="paragraph" style:parent-style-name="Standard">
      <style:text-properties fo:font-weight="normal" officeooo:rsid="00038a07" officeooo:paragraph-rsid="00038a07" style:font-weight-asian="normal" style:font-weight-complex="normal"/>
    </style:style>
    <style:style style:name="P8" style:family="paragraph" style:parent-style-name="Standard">
      <style:text-properties fo:font-weight="normal" officeooo:rsid="00038a07" officeooo:paragraph-rsid="0002e8b0" style:font-weight-asian="normal" style:font-weight-complex="normal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038a07"/>
    </style:style>
    <style:style style:name="T3" style:family="text">
      <style:text-properties officeooo:rsid="00038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1"/>
      <text:p text:style-name="P2"><text:span text:style-name="T1">PRÓXIMOS</text:span> EVENTOS</text:p>
      <text:p text:style-name="P2"/>
      <text:p text:style-name="P2">Nuestro calendario contiene una gran variedad de eventos, almuerzos mensuales, bautizos, eventos comunitarios y otros eventos a los que nos <text:span text:style-name="T1">encantaría</text:span> invitarte. Hay algo para todos. Nosotros intentamos proveer a nuestra comunidad con oportunidades y al mismo tiempo oportunidades para los <text:span text:style-name="T1">recién</text:span> llegados para que nos conozcan. Sal y trae a tus amigos.</text:p>
      <text:p text:style-name="P2"/>
      <text:p text:style-name="P2"/>
      <text:p text:style-name="P3">Para detalles acerca de cualquiera de las actividades programadas, por favor <text:span text:style-name="T1">mandanos</text:span> un mensaje.</text:p>
      <text:p text:style-name="P2"/>
      <text:p text:style-name="P4">EVENTOS RECIENTES</text:p>
      <text:p text:style-name="P4"/>
      <text:p text:style-name="P5">Celebracion de Semana Santa</text:p>
      <text:p text:style-name="P4"/>
      <text:p text:style-name="P4">25/26 DE Marzo 2016 a las 7pm y el 27 de Marzo a las 11am.</text:p>
      <text:p text:style-name="P4"/>
      <text:p text:style-name="P4">Permítenos invitarte para que te unas a nosotros en la <text:span text:style-name="T1">celebración</text:span> mas sagrada - El Gran Sacrificio que Él hizo por nosotros. </text:p>
      <text:p text:style-name="P4"/>
      <text:p text:style-name="P5">Romance para dos</text:p>
      <text:p text:style-name="P5"/>
      <text:p text:style-name="P6">13 de Febrero de 2016 a las 7:45pm</text:p>
      <text:p text:style-name="P6">Únete a nosotros en el hotel Adhara donde pondremos “Amore” en el dia de San Valentin.</text:p>
      <text:p text:style-name="P6"/>
      <text:p text:style-name="P6"/>
      <text:p text:style-name="P5">Junta Trimestral </text:p>
      <text:p text:style-name="P5"/>
      <text:p text:style-name="P6">30 de Enero de 2016 a las 7: 45 pm</text:p>
      <text:p text:style-name="P6"/>
      <text:p text:style-name="P6"><text:span text:style-name="T3">¿</text:span>Te <text:span text:style-name="T1">gustaría</text:span> saber mas acerca de lo que pasa con tu diezmo y <text:span text:style-name="T2">posición</text:span> financiera como iglesia <text:span text:style-name="T3">de forma general? Visitanos brevemente por una hora y resuelve tus dudas.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7:42:54.438000000</meta:creation-date>
    <dc:date>2016-06-21T15:10:40.633000000</dc:date>
    <meta:editing-duration>PT20M27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5" meta:word-count="193" meta:character-count="1155" meta:non-whitespace-character-count="950"/>
  </office:meta>
</office:document-meta>
</file>